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9cm" fo:min-width="76.954cm"/>
    </style:style>
    <style:style style:name="P1" style:family="paragraph">
      <style:paragraph-properties fo:margin-left="0cm" fo:margin-right="0cm" text:enable-numbering="false" fo:text-indent="0cm"/>
      <style:text-properties fo:hyphenate="false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474cm" svg:height="3.79cm" svg:x="2.235cm" svg:y="1.727cm">
          <draw:text-box>
            <text:p text:style-name="P1">Silbentrennung Silbentrennu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Pfeil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 fo:hyphenate="tru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Peters</meta:initial-creator>
    <meta:creation-date>1999-05-19T10:42:57</meta:creation-date>
    <dc:date>2005-12-08T13:34:14</dc:date>
    <dc:language>de-DE</dc:language>
    <meta:editing-cycles>1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